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WW8Num7"/>
    <style:style style:name="P12" style:family="paragraph" style:parent-style-name="Standard" style:list-style-name="L1"/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L2"/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fo:font-size="14pt"/>
    </style:style>
    <style:style style:name="T10" style:family="text">
      <style:text-properties style:font-size-asian="14pt"/>
    </style:style>
    <style:style style:name="T11" style:family="text">
      <style:text-properties style:font-size-complex="14pt"/>
    </style:style>
    <style:style style:name="T12" style:family="text">
      <style:text-properties fo:font-size="12pt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style:style style:name="T15" style:family="text">
      <style:text-properties fo:font-weight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span text:style-name="T8">Memória Virtual<text:line-break/><text:tab/><text:tab/><text:tab/>Caso de Uso: Busca Completa</text:span></text:p>
      <text:h text:style-name="P10" text:outline-level="1">Breve Descrição</text:h>
      <text:p text:style-name="P7"><text:tab/>O caso de uso Busca Completa permite a realização de pesquisa dos dados cadastrados na base de dados do sistema,ou seja a busca, exibição, revisão <text:s/>e alteração de bens,instituições e usuários cadastrados.</text:p>
      <text:h text:style-name="P10" text:outline-level="1">Breve Descrição dos Atores</text:h>
      <text:h text:style-name="P6" text:outline-level="2">Ator Primário: Administrador, Gerente, Revisor e Catalogador realizam Busca Completa, ou seja tem acesso irrestrito ao sistema.</text:h>
      <text:h text:style-name="P10" text:outline-level="1">Pré-Condições</text:h>
      <text:p text:style-name="Standard"><text:s text:c="4"/>O ator primário deve estar autenticado no Sistema. </text:p>
      <text:p text:style-name="Standard"/>
      <text:h text:style-name="P10" text:outline-level="1">Fluxo Básico de Eventos</text:h>
      <text:list xml:id="list36481344" text:style-name="WW8Num7">
        <text:list-header>
          <text:p text:style-name="P11">1. O ator primário vai até o ícone de busca avançada;</text:p>
          <text:p text:style-name="P11">2. O ator primário digita as palavras a serem pesquisadas;</text:p>
          <text:p text:style-name="P11">3. O ator primário clica no botão “Buscar”;</text:p>
          <text:p text:style-name="P11">4. O sistema avalia a as palavras fornecidas e realiza uma busca na base de dados;</text:p>
        </text:list-header>
      </text:list>
      <text:list xml:id="list36500521" text:style-name="L1">
        <text:list-header>
          <text:p text:style-name="P12">5. O sistema exibe o resultado da pesquisa em formato de lista contendo uma imagem, <text:s/>uma breve descrição de cada <text:s/>bem patrimonial encontrado, e os ícones de excluir ou revisar tais bens buscados;</text:p>
          <text:p text:style-name="P12">6. O ator primário escolhe uma opção e o sistema submete a operação realizada;</text:p>
          <text:p text:style-name="P12">7. O sistema valida a operação realizada nos passos 5 e 6, e emite uma mensagem de sucesso;</text:p>
        </text:list-header>
      </text:list>
      <text:p text:style-name="Standard"><text:s text:c="24"/>8. O caso de uso é encerrado.</text:p>
      <text:p text:style-name="Standard"/>
      <text:h text:style-name="P10" text:outline-level="1">Fluxos Alternativos</text:h>
      <text:p text:style-name="P13"><text:s text:c="7"/>Fluxo Alternativo 1</text:p>
      <text:p text:style-name="Standard">No passo 4 não é encontrado nenhum resultado na base de dados:</text:p>
      <text:list xml:id="list36497862" text:style-name="L2">
        <text:list-item>
          <text:list>
            <text:list-item>
              <text:list>
                <text:list-item>
                  <text:p text:style-name="P19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5">O caso de uso é encerrado.</text:p>
                </text:list-item>
              </text:list>
            </text:list-item>
          </text:list>
        </text:list-item>
      </text:list>
      <text:p text:style-name="P14"/>
      <text:p text:style-name="P14"><text:s text:c="6"/><text:span text:style-name="T3">Fluxo Alternativo 2</text:span></text:p>
      <text:p text:style-name="P14">No passo 5, o ator primário revisa ou exclui os bens patrimoniais:</text:p>
      <text:list xml:id="list37309126" text:style-name="L5">
        <text:list-item>
          <text:list>
            <text:list-item>
              <text:list>
                <text:list-item>
                  <text:p text:style-name="P17">O ator principal marca a opção de revisar ou excluir tal bem;</text:p>
                </text:list-item>
                <text:list-item>
                  <text:p text:style-name="P17">O ator principal confirma suas operações;</text:p>
                </text:list-item>
                <text:list-item>
                  <text:p text:style-name="P17">O sistema retorna uma lista das operações feitas;</text:p>
                </text:list-item>
                <text:list-item>
                  <text:p text:style-name="P17">O caso de uso é encerrado.</text:p>
                </text:list-item>
              </text:list>
            </text:list-item>
          </text:list>
        </text:list-item>
      </text:list>
      <text:p text:style-name="P14"><text:soft-page-break/></text:p>
      <text:p text:style-name="P14"><text:s text:c="6"/><text:span text:style-name="T3">Fluxo Alternativo 3</text:span></text:p>
      <text:p text:style-name="P14">No passo 5, o ator primário deseja alterar os dados:</text:p>
      <text:list xml:id="list36596391" text:style-name="L4">
        <text:list-item>
          <text:list>
            <text:list-item>
              <text:list>
                <text:list-item>
                  <text:list>
                    <text:list-item>
                      <text:p text:style-name="P16"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16">O ator primário salva as mudanças feitas;</text:p>
                    </text:list-item>
                    <text:list-item>
                      <text:p text:style-name="P16">O sistema lista as operações feitas;</text:p>
                    </text:list-item>
                    <text:list-item>
                      <text:p text:style-name="P16">O caso de uso é encerrado.</text:p>
                      <text:p text:style-name="P16"/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6"><text:s text:c="3"/></text:span><text:span text:style-name="T5"><text:s text:c="4"/>Fluxo Alternativo 4</text:span></text:p>
      <text:p text:style-name="Standard">No passo 6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Standard"><text:span text:style-name="T7"><text:s text:c="16"/>2.O caso de uso é encerrado.</text:span></text:p>
      <text:p text:style-name="Standard"><text:span text:style-name="T7"/></text:p>
      <text:h text:style-name="P10" text:outline-level="1">Pós-Condições</text:h>
      <text:p text:style-name="P18"/>
      <text:p text:style-name="P8">Fluxo Básico: o sistema retorna os bens patrimoniais encontrados na busca e salva as possíveis mudanças feitas pelo ator principal.</text:p>
      <text:p text:style-name="P21">Fluxo Alternativo 1: o sistema não encontra na base de dados nenhum registro similar.</text:p>
      <text:p text:style-name="P21">Fluxo Alternativo 2: o sistema não salva nenhuma das mudanças feitas pelo ator principal.</text:p>
      <text:h text:style-name="P10" text:outline-level="1"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16</meta:editing-cycles>
    <meta:editing-duration>PT03H33M00S</meta:editing-duration>
    <dc:date>2010-03-18T17:25:27.21</dc:date>
    <meta:generator>BrOffice.org/3.2$Win32 OpenOffice.org_project/320m12$Build-9483</meta:generator>
    <meta:document-statistic meta:table-count="2" meta:image-count="0" meta:object-count="0" meta:page-count="2" meta:paragraph-count="47" meta:word-count="492" meta:character-count="2918"/>
  </office:meta>
</office:document-meta>
</file>